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409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1.5201in"/>
    </style:style>
    <style:style style:name="co5" style:family="table-column">
      <style:table-column-properties fo:break-before="auto" style:column-width="1.8571in"/>
    </style:style>
    <style:style style:name="co6" style:family="table-column">
      <style:table-column-properties fo:break-before="auto" style:column-width="1.2925in"/>
    </style:style>
    <style:style style:name="co7" style:family="table-column">
      <style:table-column-properties fo:break-before="auto" style:column-width="2.1665in"/>
    </style:style>
    <style:style style:name="co8" style:family="table-column">
      <style:table-column-properties fo:break-before="auto" style:column-width="2.6492in"/>
    </style:style>
    <style:style style:name="co9" style:family="table-column">
      <style:table-column-properties fo:break-before="auto" style:column-width="2.9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71in" fo:break-before="auto" style:use-optimal-row-height="false"/>
    </style:style>
    <style:style style:name="ro5" style:family="table-row">
      <style:table-row-properties style:row-height="0.5409in" fo:break-before="auto" style:use-optimal-row-height="false"/>
    </style:style>
    <style:style style:name="ro6" style:family="table-row">
      <style:table-row-properties style:row-height="1.7272in" fo:break-before="auto" style:use-optimal-row-height="false"/>
    </style:style>
    <style:style style:name="ro7" style:family="table-row">
      <style:table-row-properties style:row-height="0.4602in" fo:break-before="auto" style:use-optimal-row-height="false"/>
    </style:style>
    <style:style style:name="ro8" style:family="table-row">
      <style:table-row-properties style:row-height="1.122in" fo:break-before="auto" style:use-optimal-row-height="false"/>
    </style:style>
    <style:style style:name="ro9" style:family="table-row">
      <style:table-row-properties style:row-height="1.2335in" fo:break-before="auto" style:use-optimal-row-height="false"/>
    </style:style>
    <style:style style:name="ro10" style:family="table-row">
      <style:table-row-properties style:row-height="1.4209in" fo:break-before="auto" style:use-optimal-row-height="true"/>
    </style:style>
    <style:style style:name="ro11" style:family="table-row">
      <style:table-row-properties style:row-height="1.1484in" fo:break-before="auto" style:use-optimal-row-height="false"/>
    </style:style>
    <style:style style:name="ro12" style:family="table-row">
      <style:table-row-properties style:row-height="1.7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66ff00" fo:wrap-option="wrap" fo:border="0.0008in solid #000000"/>
    </style:style>
    <style:style style:name="ce2" style:family="table-cell" style:parent-style-name="Default">
      <style:table-cell-properties fo:wrap-option="wrap" fo:border="0.0008in solid #000000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 style:data-style-name="N37">
      <style:table-cell-properties fo:wrap-option="wrap" fo:border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4" table:default-cell-style-name="ce2"/>
        <table:table-column table:style-name="co1" table:number-columns-repeated="1012" table:default-cell-style-name="ce3"/>
        <table:table-row table:style-name="ro2">
          <table:table-cell table:style-name="ce1" office:value-type="string">
            <text:p>Project Name</text:p>
          </table:table-cell>
          <table:table-cell office:value-type="string">
            <text:p>API testing</text:p>
          </table:table-cell>
          <table:table-cell table:style-name="Default" table:number-columns-repeated="1022"/>
        </table:table-row>
        <table:table-row table:style-name="ro2">
          <table:table-cell table:style-name="ce1" office:value-type="string">
            <text:p>Module Name</text:p>
          </table:table-cell>
          <table:table-cell office:value-type="string">
            <text:p>POST</text:p>
          </table:table-cell>
          <table:table-cell table:style-name="Default" table:number-columns-repeated="1022"/>
        </table:table-row>
        <table:table-row table:style-name="ro2">
          <table:table-cell table:style-name="ce1" office:value-type="string">
            <text:p>Created by</text:p>
          </table:table-cell>
          <table:table-cell office:value-type="string">
            <text:p>Atharva Shriram</text:p>
          </table:table-cell>
          <table:table-cell table:style-name="Default" table:number-columns-repeated="1022"/>
        </table:table-row>
        <table:table-row table:style-name="ro3">
          <table:table-cell table:style-name="ce1" office:value-type="string">
            <text:p>Created Date</text:p>
          </table:table-cell>
          <table:table-cell table:style-name="ce4" office:value-type="date" office:date-value="2022-09-12">
            <text:p>09/12/22</text:p>
          </table:table-cell>
          <table:table-cell table:style-name="Default" table:number-columns-repeated="1022"/>
        </table:table-row>
        <table:table-row table:style-name="ro3">
          <table:table-cell table:style-name="ce1" office:value-type="string">
            <text:p>Reviewed By</text:p>
          </table:table-cell>
          <table:table-cell office:value-type="string">
            <text:p>Mandar Sir</text:p>
          </table:table-cell>
          <table:table-cell table:style-name="Default" table:number-columns-repeated="1022"/>
        </table:table-row>
        <table:table-row table:style-name="ro2">
          <table:table-cell table:style-name="ce1" office:value-type="string">
            <text:p>Reviewed Date</text:p>
          </table:table-cell>
          <table:table-cell/>
          <table:table-cell table:style-name="Default" table:number-columns-repeated="1022"/>
        </table:table-row>
        <table:table-row table:style-name="ro4">
          <table:table-cell table:style-name="Default" table:number-columns-repeated="1024"/>
        </table:table-row>
        <table:table-row table:style-name="ro5">
          <table:table-cell office:value-type="string">
            <text:p>Test Scenario ID</text:p>
          </table:table-cell>
          <table:table-cell office:value-type="string">
            <text:p>Test Scenario Description</text:p>
          </table:table-cell>
          <table:table-cell office:value-type="string">
            <text:p>Test Case ID</text:p>
          </table:table-cell>
          <table:table-cell office:value-type="string">
            <text:p>Test Case Description</text:p>
          </table:table-cell>
          <table:table-cell office:value-type="string">
            <text:p>Test Steps</text:p>
          </table:table-cell>
          <table:table-cell office:value-type="string">
            <text:p>Precondition</text:p>
          </table:table-cell>
          <table:table-cell office:value-type="string">
            <text:p>Test Data</text:p>
          </table:table-cell>
          <table:table-cell office:value-type="string">
            <text:p>Post Condtions</text:p>
          </table:table-cell>
          <table:table-cell office:value-type="string">
            <text:p>Expected Result</text:p>
          </table:table-cell>
          <table:table-cell office:value-type="string">
            <text:p>Actual Result</text:p>
          </table:table-cell>
          <table:table-cell office:value-type="string">
            <text:p>Status</text:p>
          </table:table-cell>
          <table:table-cell table:style-name="ce1" office:value-type="string">
            <text:p>Comments (if any)</text:p>
          </table:table-cell>
          <table:table-cell table:number-columns-repeated="1012"/>
        </table:table-row>
        <table:table-row table:style-name="ro6">
          <table:table-cell office:value-type="string">
            <text:p>API_Auth_1</text:p>
          </table:table-cell>
          <table:table-cell office:value-type="string">
            <text:p>Verifying the functionality of Auth module using post method </text:p>
          </table:table-cell>
          <table:table-cell office:value-type="string">
            <text:p>TC_AUTH_UL_1</text:p>
          </table:table-cell>
          <table:table-cell office:value-type="string">
            <text:p>Verifying the functionality of User login in Auth module for valid credentails</text:p>
          </table:table-cell>
          <table:table-cell office:value-type="string">
            <text:p>1.Click on module named Auth</text:p>
            <text:p>2.Click on sub module :user login </text:p>
            <text:p>3.Click on send</text:p>
          </table:table-cell>
          <table:table-cell office:value-type="string">
            <text:p>User should provide valid URL</text:p>
          </table:table-cell>
          <table:table-cell office:value-type="string">
            <text:p><text:s/>"username":"kumarkharare@gmail.com",</text:p>
            <text:p><text:s/>"password":"123456"</text:p>
          </table:table-cell>
          <table:table-cell office:value-type="string">
            <text:p>{</text:p>
            <text:p><text:s text:c="4"/>"success": true,</text:p>
            <text:p><text:s text:c="4"/>"payload": {</text:p>
            <text:p><text:s text:c="8"/>"id": 12,</text:p>
            <text:p><text:s text:c="8"/>"firstname": "Kumar",</text:p>
            <text:p><text:s text:c="8"/>"lastname": "Kharare",</text:p>
            <text:p><text:s text:c="8"/>"username": "Kumar59",</text:p>
            <text:p><text:s text:c="8"/>"email": "kumarkharare@gmail.com",</text:p>
            <text:p><text:s text:c="8"/>"country_code": "IN",</text:p>
            <text:p><text:s text:c="8"/>"mobile": "919420820223",</text:p>
            <text:p><text:s text:c="8"/>"ref_by": 0,</text:p>
            <text:p><text:s text:c="8"/>"balance": "100808",</text:p>
            <text:p><text:s text:c="8"/>"arcadia_coins": "352",</text:p>
            <text:p><text:s text:c="8"/>"image": "62c65b37ab4031657166647.jpg",</text:p>
            <text:p><text:s text:c="8"/>"status": 1,</text:p>
            <text:p><text:s text:c="8"/>"ev": 1,</text:p>
            <text:p><text:s text:c="8"/>"sv": 1,</text:p>
            <text:p><text:s text:c="8"/>"ver_code": null,</text:p>
            <text:p><text:s text:c="8"/>"ver_code_send_at": null,</text:p>
            <text:p><text:s text:c="8"/>"ts": 0,</text:p>
            <text:p><text:s text:c="8"/>"tv": 1,</text:p>
            <text:p><text:s text:c="8"/>"tsc": null,</text:p>
            <text:p><text:s text:c="8"/>"email_status": 1,</text:p>
            <text:p><text:s text:c="8"/>"created_at": "2022-06-16T05:11:42.000000Z",</text:p>
            <text:p><text:s text:c="8"/>"updated_at": "2022-09-15T12:13:10.000000Z",</text:p>
            <text:p><text:s text:c="8"/>"access_token": "1832|m5kNLPpqjWyjigEfFE1wEeClpvIHRXGLJ92s5iqa",</text:p>
            <text:p><text:s text:c="8"/>"token_type": "Bearer",</text:p>
            <text:p><text:s text:c="8"/>"address_data": "Pune",</text:p>
            <text:p><text:s text:c="8"/>"address_state": "Maharashtra",</text:p>
            <text:p><text:s text:c="8"/>"address_zip": "415509",</text:p>
            <text:p><text:s text:c="8"/>"address_country": "India",</text:p>
            <text:p><text:s text:c="8"/>"address_city": "kharadi"</text:p>
            <text:p><text:s text:c="4"/>},</text:p>
            <text:p><text:s text:c="4"/>"error": {</text:p>
            <text:p><text:s text:c="8"/>"code": 0,</text:p>
            <text:p><text:s text:c="8"/>"message": ""</text:p>
            <text:p><text:s text:c="4"/>}</text:p>
            <text:p>}</text:p>
          </table:table-cell>
          <table:table-cell office:value-type="string">
            <text:p><text:s/>"success": true</text:p>
            <text:p><text:s/>"code": 0</text:p>
            <text:p><text:s/></text:p>
          </table:table-cell>
          <table:table-cell table:number-columns-repeated="1015"/>
        </table:table-row>
        <table:table-row table:style-name="ro7" table:visibility="collapse">
          <table:table-cell office:value-type="string">
            <text:p>API_Auth_1</text:p>
          </table:table-cell>
          <table:table-cell office:value-type="string">
            <text:p>Verifying the functionality of Auth module using post method </text:p>
          </table:table-cell>
          <table:table-cell office:value-type="string">
            <text:p>TC_AUTH_UL_2</text:p>
          </table:table-cell>
          <table:table-cell office:value-type="string">
            <text:p>Verifying the functionality of User login in Auth module for invalid credentails</text:p>
          </table:table-cell>
          <table:table-cell office:value-type="string">
            <text:p>1.Click on module named Auth</text:p>
            <text:p>2.Click on sub module :user login </text:p>
            <text:p>3.Click on send</text:p>
          </table:table-cell>
          <table:table-cell office:value-type="string">
            <text:p>User should provide valid URL</text:p>
          </table:table-cell>
          <table:table-cell office:value-type="string">
            <text:p><text:s/>"username":"hello@gmail.com",</text:p>
            <text:p><text:s/>"password":"1221"</text:p>
          </table:table-cell>
          <table:table-cell office:value-type="string">
            <text:p>{</text:p>
            <text:p><text:s text:c="4"/>"success": false,</text:p>
            <text:p><text:s text:c="4"/>"payload": {},</text:p>
            <text:p><text:s text:c="4"/>"error": {</text:p>
            <text:p><text:s text:c="8"/>"code": 200,</text:p>
            <text:p><text:s text:c="8"/>"message": "Unauthorized user"</text:p>
            <text:p><text:s text:c="4"/>}</text:p>
            <text:p>}</text:p>
          </table:table-cell>
          <table:table-cell office:value-type="string">
            <text:p>"success": false,</text:p>
            <text:p><text:s/>"code": 200,</text:p>
            <text:p><text:s/>"message": "Unauthorized user"</text:p>
          </table:table-cell>
          <table:table-cell table:number-columns-repeated="1015"/>
        </table:table-row>
        <table:table-row table:style-name="ro8">
          <table:table-cell office:value-type="string">
            <text:p>API_Auth_1</text:p>
          </table:table-cell>
          <table:table-cell office:value-type="string">
            <text:p>Verifying the functionality of Auth module using post method </text:p>
          </table:table-cell>
          <table:table-cell office:value-type="string">
            <text:p>TC_AUTH_UL_3</text:p>
          </table:table-cell>
          <table:table-cell office:value-type="string">
            <text:p>Verifying the functionality of User login in Auth module for blank credentials</text:p>
          </table:table-cell>
          <table:table-cell office:value-type="string">
            <text:p>1.Click on module named Auth</text:p>
            <text:p>2.Click on sub module :user login </text:p>
            <text:p>3.Click on send</text:p>
          </table:table-cell>
          <table:table-cell office:value-type="string">
            <text:p>User should provide valid URL</text:p>
          </table:table-cell>
          <table:table-cell office:value-type="string">
            <text:p><text:s/>"username":"",</text:p>
            <text:p><text:s/>"password":""</text:p>
          </table:table-cell>
          <table:table-cell office:value-type="string">
            <text:p>{</text:p>
            <text:p><text:s text:c="4"/>"success": false,</text:p>
            <text:p><text:s text:c="4"/>"payload": {},</text:p>
            <text:p><text:s text:c="4"/>"error": {</text:p>
            <text:p><text:s text:c="8"/>"code": 404,</text:p>
            <text:p><text:s text:c="8"/>"message": [</text:p>
            <text:p><text:s text:c="12"/>"The username field is required.",</text:p>
            <text:p><text:s text:c="12"/>"The password field is required."</text:p>
            <text:p><text:s text:c="8"/>]</text:p>
            <text:p><text:s text:c="4"/>}</text:p>
            <text:p>}</text:p>
          </table:table-cell>
          <table:table-cell office:value-type="string">
            <text:p><text:s/>"success": false,</text:p>
            <text:p><text:s/>"code": 404,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PI_Auth_1</text:p>
          </table:table-cell>
          <table:table-cell office:value-type="string">
            <text:p>Verifying the functionality of Auth module using post method </text:p>
          </table:table-cell>
          <table:table-cell office:value-type="string">
            <text:p>TC_AUTH_UL_4</text:p>
          </table:table-cell>
          <table:table-cell office:value-type="string">
            <text:p>Verifying the functionality of User login in Auth module for double spaces as credentials</text:p>
          </table:table-cell>
          <table:table-cell office:value-type="string">
            <text:p>1.Click on module named Auth</text:p>
            <text:p>2.Click on sub module :user login </text:p>
            <text:p>3.Click on send</text:p>
          </table:table-cell>
          <table:table-cell office:value-type="string">
            <text:p>User should provide valid URL</text:p>
          </table:table-cell>
          <table:table-cell office:value-type="string">
            <text:p><text:s/>"username":" <text:s/>",</text:p>
            <text:p><text:s/>"password":" <text:s/>"</text:p>
          </table:table-cell>
          <table:table-cell office:value-type="string">
            <text:p>{</text:p>
            <text:p><text:s text:c="4"/>"success": false,</text:p>
            <text:p><text:s text:c="4"/>"payload": {},</text:p>
            <text:p><text:s text:c="4"/>"error": {</text:p>
            <text:p><text:s text:c="8"/>"code": 404,</text:p>
            <text:p><text:s text:c="8"/>"message": [</text:p>
            <text:p><text:s text:c="12"/>"The username field is required.",</text:p>
            <text:p><text:s text:c="12"/>"The password field is required."</text:p>
            <text:p><text:s text:c="8"/>]</text:p>
            <text:p><text:s text:c="4"/>}</text:p>
            <text:p>}</text:p>
          </table:table-cell>
          <table:table-cell office:value-type="string">
            <text:p><text:s/>"success": false,</text:p>
            <text:p><text:s/>"code": 404,</text:p>
            <text:p><text:s/>"message": [</text:p>
            <text:p><text:s text:c="12"/>"The username field is required.",</text:p>
            <text:p><text:s text:c="12"/>"The password field is required."</text:p>
            <text:p/>
          </table:table-cell>
          <table:table-cell table:number-columns-repeated="1015"/>
        </table:table-row>
        <table:table-row table:style-name="ro10">
          <table:table-cell office:value-type="string">
            <text:p>API_Auth_1</text:p>
          </table:table-cell>
          <table:table-cell office:value-type="string">
            <text:p>Verifying the functionality of Auth module using post method </text:p>
          </table:table-cell>
          <table:table-cell office:value-type="string">
            <text:p>TC_AUTH_UL_5</text:p>
          </table:table-cell>
          <table:table-cell office:value-type="string">
            <text:p>Verifying the functionality of User login in Auth module for valid username and invalid password as credentials</text:p>
          </table:table-cell>
          <table:table-cell office:value-type="string">
            <text:p>1.Click on module named Auth</text:p>
            <text:p>2.Click on sub module :user login </text:p>
            <text:p>3.Click on send</text:p>
          </table:table-cell>
          <table:table-cell office:value-type="string">
            <text:p>User should provide valid URL</text:p>
          </table:table-cell>
          <table:table-cell office:value-type="string">
            <text:p><text:s/>"username":"kumarkharare@gmail.com",</text:p>
            <text:p><text:s/>"password":" 2134trygh "</text:p>
          </table:table-cell>
          <table:table-cell office:value-type="string">
            <text:p>{</text:p>
            <text:p><text:s text:c="4"/>"success": false,</text:p>
            <text:p><text:s text:c="4"/>"payload": {},</text:p>
            <text:p><text:s text:c="4"/>"error": {</text:p>
            <text:p><text:s text:c="8"/>"code": 200,</text:p>
            <text:p><text:s text:c="8"/>"message": "Unauthorized user"</text:p>
            <text:p><text:s text:c="4"/>}</text:p>
            <text:p>}</text:p>
          </table:table-cell>
          <table:table-cell office:value-type="string">
            <text:p><text:s/>"success": false,</text:p>
            <text:p><text:s/>"code": 200,</text:p>
            <text:p><text:s/>"message": "Unauthorized user"</text:p>
          </table:table-cell>
          <table:table-cell table:number-columns-repeated="1015"/>
        </table:table-row>
        <table:table-row table:style-name="ro11">
          <table:table-cell office:value-type="string">
            <text:p>API_Auth_1</text:p>
          </table:table-cell>
          <table:table-cell office:value-type="string">
            <text:p>Verifying the functionality of Auth module using post method </text:p>
          </table:table-cell>
          <table:table-cell office:value-type="string">
            <text:p>TC_AUTH_UL_6</text:p>
          </table:table-cell>
          <table:table-cell office:value-type="string">
            <text:p>Verifying the functionality of User login in Auth module for invalid username and valid password as credentials</text:p>
          </table:table-cell>
          <table:table-cell office:value-type="string">
            <text:p>1.Click on module named Auth</text:p>
            <text:p>2.Click on sub module :user login </text:p>
            <text:p>3.Click on send</text:p>
          </table:table-cell>
          <table:table-cell office:value-type="string">
            <text:p>User should provide valid URL</text:p>
          </table:table-cell>
          <table:table-cell office:value-type="string">
            <text:p><text:s/>"username":"kumare@gmail.com",</text:p>
            <text:p><text:s/>"password":" 123456 "</text:p>
          </table:table-cell>
          <table:table-cell office:value-type="string">
            <text:p>{</text:p>
            <text:p><text:s text:c="4"/>"success": false,</text:p>
            <text:p><text:s text:c="4"/>"payload": {},</text:p>
            <text:p><text:s text:c="4"/>"error": {</text:p>
            <text:p><text:s text:c="8"/>"code": 200,</text:p>
            <text:p><text:s text:c="8"/>"message": "Unauthorized user"</text:p>
            <text:p><text:s text:c="4"/>}</text:p>
            <text:p>}</text:p>
          </table:table-cell>
          <table:table-cell office:value-type="string">
            <text:p><text:s/>"success": false,</text:p>
            <text:p><text:s/>"code": 200,</text:p>
            <text:p><text:s/>"message": "Unauthorized user"</text:p>
          </table:table-cell>
          <table:table-cell table:number-columns-repeated="1015"/>
        </table:table-row>
        <table:table-row table:style-name="ro10">
          <table:table-cell office:value-type="string">
            <text:p>API_Auth_1</text:p>
          </table:table-cell>
          <table:table-cell office:value-type="string">
            <text:p>Verifying the functionality of Auth module using post method </text:p>
          </table:table-cell>
          <table:table-cell office:value-type="string">
            <text:p>TC_AUTH_UL_7</text:p>
          </table:table-cell>
          <table:table-cell office:value-type="string">
            <text:p>Verifying the functionality of User login in Auth module for numerical username and special characters </text:p>
          </table:table-cell>
          <table:table-cell office:value-type="string">
            <text:p>1.Click on module named Auth</text:p>
            <text:p>2.Click on sub module :user login </text:p>
            <text:p>3.Click on send</text:p>
          </table:table-cell>
          <table:table-cell office:value-type="string">
            <text:p>User should provide valid URL</text:p>
          </table:table-cell>
          <table:table-cell office:value-type="string">
            <text:p><text:s/>"username":"23456",</text:p>
            <text:p><text:s/>"password":" @#$%^ "</text:p>
          </table:table-cell>
          <table:table-cell office:value-type="string">
            <text:p>{</text:p>
            <text:p><text:s text:c="4"/>"success": false,</text:p>
            <text:p><text:s text:c="4"/>"payload": {},</text:p>
            <text:p><text:s text:c="4"/>"error": {</text:p>
            <text:p><text:s text:c="8"/>"code": 200,</text:p>
            <text:p><text:s text:c="8"/>"message": "Unauthorized user"</text:p>
            <text:p><text:s text:c="4"/>}</text:p>
            <text:p>}</text:p>
          </table:table-cell>
          <table:table-cell office:value-type="string">
            <text:p><text:s/>"success": false,</text:p>
            <text:p><text:s/>"code": 200,</text:p>
            <text:p><text:s text:c="2"/>"message": "Unauthorized user"</text:p>
          </table:table-cell>
          <table:table-cell table:number-columns-repeated="1015"/>
        </table:table-row>
        <table:table-row table:style-name="ro12">
          <table:table-cell office:value-type="string">
            <text:p>API_Auth_1</text:p>
          </table:table-cell>
          <table:table-cell office:value-type="string">
            <text:p>Verifying the functionality of Auth module using post method </text:p>
          </table:table-cell>
          <table:table-cell office:value-type="string">
            <text:p>TC_AUTH_UL_8</text:p>
          </table:table-cell>
          <table:table-cell office:value-type="string">
            <text:p>Verifying the functionality of User login in Auth module for valid username and blank password</text:p>
          </table:table-cell>
          <table:table-cell office:value-type="string">
            <text:p>1.Click on module named Auth</text:p>
            <text:p>2.Click on sub module :user login </text:p>
            <text:p>3.Click on send</text:p>
          </table:table-cell>
          <table:table-cell office:value-type="string">
            <text:p>User should provide valid URL</text:p>
          </table:table-cell>
          <table:table-cell office:value-type="string">
            <text:p><text:s/>"username":"kumarkharare@gmail.com",</text:p>
            <text:p><text:s/>"password":" <text:s/>"</text:p>
          </table:table-cell>
          <table:table-cell office:value-type="string">
            <text:p>{</text:p>
            <text:p><text:s text:c="4"/>"success": false,</text:p>
            <text:p><text:s text:c="4"/>"payload": {},</text:p>
            <text:p><text:s text:c="4"/>"error": {</text:p>
            <text:p><text:s text:c="8"/>"code": 404,</text:p>
            <text:p><text:s text:c="8"/>"message": [</text:p>
            <text:p><text:s text:c="12"/>"The password field is required."</text:p>
            <text:p><text:s text:c="8"/>]</text:p>
            <text:p><text:s text:c="4"/>}</text:p>
            <text:p>}</text:p>
          </table:table-cell>
          <table:table-cell office:value-type="string">
            <text:p><text:s/>"success": false,</text:p>
            <text:p><text:s/>"code": 200,</text:p>
            <text:p><text:s text:c="2"/>"message": [</text:p>
            <text:p><text:s text:c="12"/>"The password field is required."</text:p>
          </table:table-cell>
          <table:table-cell table:number-columns-repeated="1015"/>
        </table:table-row>
        <table:table-row table:style-name="ro1" table:number-rows-repeated="39">
          <table:table-cell table:number-columns-repeated="1024"/>
        </table:table-row>
        <table:table-row table:style-name="ro1" table:number-rows-repeated="4">
          <table:table-cell table:style-name="ce3" table:number-columns-repeated="12"/>
          <table:table-cell table:number-columns-repeated="1012"/>
        </table:table-row>
        <table:table-row table:style-name="ro1">
          <table:table-cell table:style-name="ce3" table:number-columns-repeated="12"/>
          <table:table-cell table:number-columns-repeated="10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9">12/09/2022</text:date>, <text:time>17:2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42S</meta:editing-duration>
    <meta:editing-cycles>3</meta:editing-cycles>
    <meta:generator>OpenOffice/4.1.11$Win32 OpenOffice.org_project/4111m1$Build-9808</meta:generator>
    <dc:date>2022-12-09T17:23:30.19</dc:date>
    <dc:creator>Atharva Shriram</dc:creator>
    <meta:document-statistic meta:table-count="3" meta:cell-count="95" meta:object-count="0"/>
    <meta:user-defined meta:name="Info 1"/>
    <meta:user-defined meta:name="Info 2"/>
    <meta:user-defined meta:name="Info 3"/>
    <meta:user-defined meta:name="Info 4"/>
  </office:meta>
</office:document-meta>
</file>